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125" officeooo:paragraph-rsid="000b7125"/>
    </style:style>
    <style:style style:name="P2" style:family="paragraph" style:parent-style-name="Standard">
      <style:text-properties officeooo:rsid="000b7125" officeooo:paragraph-rsid="000d0471"/>
    </style:style>
    <style:style style:name="P3" style:family="paragraph" style:parent-style-name="Standard">
      <style:text-properties officeooo:rsid="000d0471" officeooo:paragraph-rsid="000d0471"/>
    </style:style>
    <style:style style:name="P4" style:family="paragraph" style:parent-style-name="Standard">
      <style:text-properties officeooo:rsid="000d0471" officeooo:paragraph-rsid="000eea22"/>
    </style:style>
    <style:style style:name="P5" style:family="paragraph" style:parent-style-name="Standard">
      <style:text-properties officeooo:rsid="000f4e23" officeooo:paragraph-rsid="000f4e23"/>
    </style:style>
    <style:style style:name="P6" style:family="paragraph" style:parent-style-name="Standard">
      <style:text-properties officeooo:rsid="000f4e23" officeooo:paragraph-rsid="00104e77"/>
    </style:style>
    <style:style style:name="P7" style:family="paragraph" style:parent-style-name="Standard">
      <style:text-properties fo:font-size="14pt" officeooo:rsid="000b7125" officeooo:paragraph-rsid="000b7125" style:font-size-asian="14pt" style:font-size-complex="14pt"/>
    </style:style>
    <style:style style:name="P8" style:family="paragraph" style:parent-style-name="Standard">
      <style:text-properties officeooo:rsid="0011e5e1" officeooo:paragraph-rsid="0011e5e1"/>
    </style:style>
    <style:style style:name="P9" style:family="paragraph" style:parent-style-name="Standard">
      <style:text-properties officeooo:rsid="001350b9" officeooo:paragraph-rsid="001350b9"/>
    </style:style>
    <style:style style:name="P10" style:family="paragraph" style:parent-style-name="Standard">
      <style:text-properties officeooo:rsid="0023387b" officeooo:paragraph-rsid="0023387b"/>
    </style:style>
    <style:style style:name="P1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0471"/>
    </style:style>
    <style:style style:name="T2" style:family="text">
      <style:text-properties officeooo:rsid="000eea22"/>
    </style:style>
    <style:style style:name="T3" style:family="text">
      <style:text-properties officeooo:rsid="000f4e23"/>
    </style:style>
    <style:style style:name="T4" style:family="text">
      <style:text-properties officeooo:rsid="00104e77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bjective</text:p>
      <text:p text:style-name="P1"><draw:g text:anchor-type="as-char" svg:y="-0.0862in" draw:z-index="0" draw:name="Shape1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Communicative english</text:p>
      <text:p text:style-name="P1"><draw:g text:anchor-type="as-char" svg:y="-0.0862in" draw:z-index="1" draw:name="Shape2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Based on Cambridge FCE program</text:p>
      <text:p text:style-name="P1"><draw:g text:anchor-type="as-char" svg:y="-0.0862in" draw:z-index="2" draw:name="Shape3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level <draw:g text:anchor-type="as-char" svg:y="-0.0965in" draw:z-index="3" draw:name="Shape4" draw:style-name="gr1"><svg:title>TexMaths</svg:title><svg:desc>12§display§\pm§svg§600§FALSE§</svg:desc><draw:g draw:style-name="gr2"><draw:path draw:style-name="gr3" draw:text-style-name="P11" svg:width="0.102in" svg:height="0.0925in" svg:x="-0.0004in" svg:y="0.0087in" svg:viewBox="0 0 260 236" svg:d="M0 0c87 0 173 0 260 0 0 78 0 158 0 236-87 0-173 0-260 0 0-78 0-158 0-236z"><text:p/></draw:path><draw:path draw:style-name="gr4" draw:text-style-name="P12" svg:width="0.1102in" svg:height="0.1094in" svg:x="0in" svg:y="0in" svg:viewBox="0 0 281 279" svg:d="M149 147c39 0 79 0 117 0 7 0 15 1 15-6 0-9-8-8-15-8-38 0-78 0-117 0 0-40 0-79 0-117 0-8 0-16-8-16s-8 7-8 14c0 39 0 79 0 119-40 0-79 0-117 0-8 0-16-1-16 8 0 7 8 6 16 6 38 0 77 0 117 0 0 39 0 77 0 116-40 0-79 0-117 0-8 0-16 0-16 8s8 8 16 8c83 0 167 0 250 0 7 0 15 0 15-8s-8-8-15-8c-38 0-78 0-117 0 0-39 0-77 0-116z"><text:p/></draw:path></draw:g></draw:g>B2</text:p>
      <text:p text:style-name="P1"/>
      <text:p text:style-name="P1">Writing 25% Speaking <text:span text:style-name="T3">2</text:span>5% Reading <text:span text:style-name="T3">20%</text:span> Listening<text:span text:style-name="T3">20%</text:span> Use of English <text:span text:style-name="T3">10%</text:span></text:p>
      <text:p text:style-name="P1"/>
      <text:p text:style-name="P1">Writing :</text:p>
      <text:p text:style-name="P2"><draw:g text:anchor-type="as-char" svg:y="-0.0862in" draw:z-index="8" draw:name="Shape5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<text:span text:style-name="T1">Coursework</text:span></text:p>
      <text:p text:style-name="P2"><draw:g text:anchor-type="as-char" svg:y="-0.0862in" draw:z-index="9" draw:name="Shape6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v1 – Feedback – v2</text:p>
      <text:p text:style-name="P1"/>
      <text:p text:style-name="P1">Speaking :</text:p>
      <text:p text:style-name="P2"><draw:g text:anchor-type="as-char" svg:y="-0.0862in" draw:z-index="7" draw:name="Shape7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Exam Discussion Task</text:p>
      <text:p text:style-name="P1"><draw:g text:anchor-type="as-char" svg:y="-0.0862in" draw:z-index="4" draw:name="Shape8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Collaborative Task</text:p>
      <text:p text:style-name="P3"/>
      <text:p text:style-name="P3">Reading :</text:p>
      <text:p text:style-name="P3"><draw:g text:anchor-type="as-char" svg:y="-0.0862in" draw:z-index="5" draw:name="Shape9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Exam</text:p>
      <text:p text:style-name="P3"><draw:g text:anchor-type="as-char" svg:y="-0.0862in" draw:z-index="6" draw:name="Shape10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Coursework</text:p>
      <text:p text:style-name="P3"/>
      <text:p text:style-name="P3">Listening :</text:p>
      <text:p text:style-name="P4"><draw:g text:anchor-type="as-char" svg:y="-0.0862in" draw:z-index="10" draw:name="Shape11" draw:style-name="gr1"><svg:title>TexMaths</svg:title><svg:desc>12§display§\hookrightarrow
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<text:span text:style-name="T2">Exam</text:span></text:p>
      <text:p text:style-name="P4"><draw:g text:anchor-type="as-char" svg:y="-0.0862in" draw:z-index="11" draw:name="Shape12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<text:span text:style-name="T2">Coursework</text:span></text:p>
      <text:p text:style-name="P4"/>
      <text:p text:style-name="P5">Use of English :</text:p>
      <text:p text:style-name="P5"><draw:g text:anchor-type="as-char" svg:y="-0.0862in" draw:z-index="12" draw:name="Shape13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Exam</text:p>
      <text:p text:style-name="P6"><draw:g text:anchor-type="as-char" svg:y="-0.0862in" draw:z-index="13" draw:name="Shape14" draw:style-name="gr1"><svg:title>TexMaths</svg:title><svg:desc>12§display§\hookrightarrow§svg§600§FALSE§</svg:desc><draw:g draw:style-name="gr2"><draw:path draw:style-name="gr3" draw:text-style-name="P11" svg:width="0.1567in" svg:height="0.0693in" svg:x="-0.0004in" svg:y="0.0083in" svg:viewBox="0 0 399 177" svg:d="M0 0c133 0 266 0 399 0 0 59 0 118 0 177-133 0-266 0-399 0 0-59 0-118 0-177z"><text:p/></draw:path><draw:path draw:style-name="gr4" draw:text-style-name="P12" svg:width="0.0276in" svg:height="0.0386in" svg:x="0in" svg:y="0.0071in" svg:viewBox="0 0 71 99" svg:d="M71 90c0-3-2-8-8-8-37-1-46-19-46-33 0-15 13-31 44-32 10 0 10-7 10-9 0-8-8-8-11-8-25 0-60 16-60 49s35 50 60 50c3 0 11 0 11-9z"><text:p/></draw:path><draw:path draw:style-name="gr4" draw:text-style-name="P12" svg:width="0.1465in" svg:height="0.0854in" svg:x="0.0185in" svg:y="0in" svg:viewBox="0 0 373 218" svg:d="M327 117c-23 18-35 35-39 40-18 30-21 55-21 56 0 5 5 5 8 5 7 0 7-1 9-9 10-40 35-75 83-95 4-2 6-3 6-4 0-3-3-4-4-5-18-7-70-28-85-99-2-5-2-6-9-6-3 0-8 0-8 5 0 1 3 28 21 55 9 13 21 28 39 41-103 0-208 0-311 0-9 0-16 0-16 9 0 7 7 7 16 7 103 0 208 0 311 0z"><text:p/></draw:path></draw:g></draw:g><text:s/><text:span text:style-name="T4">Memrise</text:span></text:p>
      <text:p text:style-name="P6"/>
      <text:p text:style-name="P8">a <text:s/>| shiv</text:p>
      <text:p text:style-name="P8">to |</text:p>
      <text:p text:style-name="P8"/>
      <text:p text:style-name="P8"/>
      <text:p text:style-name="P9">#1 Respect</text:p>
      <text:p text:style-name="P10">#2 Make mistakes</text:p>
      <text:p text:style-name="P10">#3 Ask questions</text:p>
      <text:p text:style-name="P10">#4 Get the job done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7:35:03.917248504</meta:creation-date>
    <meta:generator>LibreOffice/7.4.4.2$Linux_X86_64 LibreOffice_project/40$Build-2</meta:generator>
    <dc:date>2023-01-19T17:17:20.073005910</dc:date>
    <meta:editing-duration>PT1H5M23S</meta:editing-duration>
    <meta:editing-cycles>10</meta:editing-cycles>
    <meta:document-statistic meta:table-count="0" meta:image-count="0" meta:object-count="0" meta:page-count="1" meta:paragraph-count="26" meta:word-count="66" meta:character-count="383" meta:non-whitespace-character-count="327"/>
  </office:meta>
</office:document-meta>
</file>